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4" style:family="graphic" style:parent-style-name="standard">
      <style:graphic-properties draw:fill="none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60pt" style:font-size-asian="60pt" style:font-size-complex="60pt"/>
    </style:style>
    <style:style style:name="P3" style:family="paragraph">
      <style:text-properties fo:font-size="4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2.5cm" svg:height="1.5cm" svg:x="4.4cm" svg:y="2cm">
          <text:p text:style-name="P1">адрес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1.5cm" svg:x="6.9cm" svg:y="2cm">
          <text:p text:style-name="P1">данные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1.5cm" svg:x="4.4cm" svg:y="4cm">
          <text:p text:style-name="P1">адрес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1.5cm" svg:x="6.9cm" svg:y="4cm">
          <text:p text:style-name="P1">данные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1.5cm" svg:x="4.4cm" svg:y="6.8cm">
          <text:p text:style-name="P1">адрес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1.5cm" svg:x="6.9cm" svg:y="6.8cm">
          <text:p text:style-name="P1">данные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1.5cm" svg:x="12.4cm" svg:y="2cm">
          <text:p text:style-name="P1">адрес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1.5cm" svg:x="14.9cm" svg:y="2cm">
          <text:p text:style-name="P1">данные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1.5cm" svg:x="12.4cm" svg:y="4cm">
          <text:p text:style-name="P1">адрес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1.5cm" svg:x="14.9cm" svg:y="4cm">
          <text:p text:style-name="P1">данные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1.5cm" svg:x="12.4cm" svg:y="6.8cm">
          <text:p text:style-name="P1">адрес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1.5cm" svg:x="14.9cm" svg:y="6.8cm">
          <text:p text:style-name="P1">данные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267cm" svg:height="2.618cm" svg:x="9.9cm" svg:y="3.2cm">
          <draw:text-box>
            <text:p text:style-name="P2">...</text:p>
          </draw:text-box>
        </draw:frame>
        <draw:custom-shape draw:style-name="gr3" draw:text-style-name="P1" draw:layer="layout" svg:width="6cm" svg:height="7.5cm" svg:x="4cm" svg:y="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layer="layout" svg:width="2.513cm" svg:height="0.963cm" svg:x="6.6cm" svg:y="8.8cm">
          <draw:text-box>
            <text:p>секция</text:p>
          </draw:text-box>
        </draw:frame>
        <draw:custom-shape draw:style-name="gr3" draw:text-style-name="P1" draw:layer="layout" svg:width="16.2cm" svg:height="1.9cm" svg:x="2.6cm" svg:y="1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layer="layout" svg:width="2.272cm" svg:height="0.963cm" svg:x="1.401cm" svg:y="0.901cm">
          <draw:text-box>
            <text:p>набор</text:p>
          </draw:text-box>
        </draw:frame>
        <draw:frame draw:style-name="gr2" draw:text-style-name="P3" draw:layer="layout" svg:width="1.683cm" svg:height="1.826cm" draw:transform="rotate (1.5707963267946) translate (5.62cm 6.939cm)">
          <draw:text-box>
            <text:p text:style-name="P3">...</text:p>
          </draw:text-box>
        </draw:frame>
        <draw:frame draw:style-name="gr2" draw:text-style-name="P3" draw:layer="layout" svg:width="1.683cm" svg:height="1.826cm" draw:transform="rotate (1.5707963267946) translate (13.62cm 6.94cm)">
          <draw:text-box>
            <text:p text:style-name="P3">...</text:p>
          </draw:text-box>
        </draw:frame>
        <draw:rect draw:style-name="gr4" draw:text-style-name="P1" draw:layer="layout" svg:width="18cm" svg:height="9.5cm" svg:x="1cm" svg:y="1cm">
          <text:p/>
        </draw:rect>
        <draw:custom-shape draw:style-name="gr1" draw:text-style-name="P1" draw:layer="layout" svg:width="2.5cm" svg:height="1.5cm" svg:x="10cm" svg:y="10.9cm">
          <text:p text:style-name="P1">тег<text:line-break/>адреса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1.5cm" svg:x="12.5cm" svg:y="10.9cm">
          <text:p text:style-name="P1">сет<text:line-break/>адреса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2.4cm" svg:y1="8.3cm" svg:x2="10cm" svg:y2="10.9cm">
          <text:p/>
        </draw:line>
        <draw:line draw:style-name="gr5" draw:text-style-name="P1" draw:layer="layout" svg:x1="14.9cm" svg:y1="8.3cm" svg:x2="15cm" svg:y2="10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Евгений Корныхин</meta:initial-creator>
    <meta:creation-date>2009-07-16T17:37:20.62</meta:creation-date>
    <dc:date>2009-07-16T17:58:16.21</dc:date>
    <dc:creator>Евгений Корныхин</dc:creator>
    <meta:editing-duration>PT00H20M55S</meta:editing-duration>
    <meta:editing-cycles>2</meta:editing-cycles>
    <meta:generator>OpenOffice.org/3.1$Win32 OpenOffice.org_project/310m11$Build-9399</meta:generator>
    <meta:printed-by>Евгений Корныхин</meta:printed-by>
    <meta:print-date>2009-07-16T17:50:33.01</meta:print-date>
    <meta:document-statistic meta:object-count="24"/>
  </office:meta>
</office:document-meta>
</file>